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svg:stroke-width="0.159cm" svg:stroke-color="#c252ec" draw:marker-start-width="0.443cm" draw:marker-end-width="0.443cm" draw:fill="none" draw:textarea-vertical-align="middle" fo:padding-top="0.179cm" fo:padding-bottom="0.179cm" fo:padding-left="0.304cm" fo:padding-right="0.304cm" loext:decorative="false"/>
    </style:style>
    <style:style style:name="gr5" style:family="graphic" style:parent-style-name="standard">
      <style:graphic-properties draw:stroke="none" svg:stroke-width="0.159cm" svg:stroke-color="#c252ec" draw:marker-start-width="0.443cm" draw:marker-end-width="0.443cm" draw:fill="none" draw:fill-color="#ffffff" draw:textarea-horizontal-align="left" draw:auto-grow-height="true" draw:auto-grow-width="true" fo:min-height="0.712cm" fo:min-width="2.44cm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draw:fill-color="#f7d1d5" draw:textarea-horizontal-align="justify" draw:textarea-vertical-align="middle" draw:auto-grow-height="false" fo:min-height="1.01cm" fo:min-width="4.852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standard">
      <style:graphic-properties svg:stroke-width="0.106cm" svg:stroke-color="#08f95b" draw:marker-start-width="0.364cm" draw:marker-end-width="0.364cm" draw:fill-color="#ffc0cb" draw:textarea-horizontal-align="justify" draw:textarea-vertical-align="middle" draw:auto-grow-height="false" fo:min-height="0.59cm" fo:min-width="1.462cm" fo:padding-top="0.153cm" fo:padding-bottom="0.153cm" fo:padding-left="0.278cm" fo:padding-right="0.278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59cm" svg:stroke-color="#ff4500" draw:marker-start-width="0.443cm" draw:marker-end-width="0.443cm" draw:textarea-horizontal-align="justify" draw:textarea-vertical-align="middle" draw:auto-grow-height="false" fo:min-height="1.426cm" fo:min-width="5.366cm" fo:padding-top="0.179cm" fo:padding-bottom="0.179cm" fo:padding-left="0.304cm" fo:padding-right="0.304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ff69b4" draw:fill="none" draw:textarea-vertical-align="middle" loext:decorative="false"/>
    </style:style>
    <style:style style:name="gr14" style:family="graphic" style:parent-style-name="objectwithoutfill">
      <style:graphic-properties svg:stroke-color="#fb4000" draw:fill="none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standard">
      <style:graphic-properties svg:stroke-width="0.159cm" svg:stroke-color="#10f9e5" draw:marker-start-width="0.443cm" draw:marker-end-width="0.443cm" draw:textarea-horizontal-align="justify" draw:textarea-vertical-align="middle" draw:auto-grow-height="false" fo:min-height="1.75cm" fo:min-width="2cm" fo:padding-top="0.179cm" fo:padding-bottom="0.179cm" fo:padding-left="0.304cm" fo:padding-right="0.304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standard">
      <style:graphic-properties svg:stroke-width="0.106cm" svg:stroke-color="#dc143c" draw:marker-start-width="0.364cm" draw:marker-end-width="0.364cm" draw:textarea-horizontal-align="justify" draw:textarea-vertical-align="middle" draw:auto-grow-height="false" fo:min-height="2.25cm" fo:min-width="2cm" fo:padding-top="0.153cm" fo:padding-bottom="0.153cm" fo:padding-left="0.278cm" fo:padding-right="0.278cm" loext:decorative="fals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56cm" fo:min-width="8.306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3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037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2cm" fo:min-width="0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5eb91e" loext:opacity="100%" fo:font-weight="bold" style:font-weight-asian="bold" style:font-weight-complex="bold"/>
    </style:style>
    <style:style style:name="P4" style:family="paragraph">
      <style:paragraph-properties fo:text-align="center"/>
      <style:text-properties fo:color="#7fff00" loext:opacity="100%" fo:font-weight="bold" fo:background-color="#ffffff" style:font-weight-asian="bold" style:font-weight-complex="bold"/>
    </style:style>
    <style:style style:name="P5" style:family="paragraph">
      <loext:graphic-properties draw:fill-color="#f7d1d5"/>
      <style:paragraph-properties fo:text-align="center" style:writing-mode="lr-tb"/>
      <style:text-properties fo:color="#7fff00" loext:opacity="100%" fo:font-weight="bold" fo:background-color="#ffffff" style:font-weight-asian="bold" style:font-weight-complex="bold"/>
    </style:style>
    <style:style style:name="P6" style:family="paragraph">
      <style:text-properties fo:color="#ff00ff" loext:opacity="100%"/>
    </style:style>
    <style:style style:name="P7" style:family="paragraph">
      <loext:graphic-properties draw:fill="none" draw:fill-color="#ffffff"/>
      <style:text-properties fo:color="#ff00ff" loext:opacity="100%"/>
    </style:style>
    <style:style style:name="P8" style:family="paragraph">
      <loext:graphic-properties draw:fill-color="#ffc0cb"/>
      <style:paragraph-properties fo:text-align="center" style:writing-mode="lr-tb"/>
    </style:style>
    <style:style style:name="P9" style:family="paragraph">
      <style:text-properties fo:color="#4709f7" loext:opacity="100%"/>
    </style:style>
    <style:style style:name="P10" style:family="paragraph">
      <loext:graphic-properties draw:fill="none" draw:fill-color="#ffffff"/>
      <style:text-properties fo:color="#4709f7" loext:opacity="100%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  <style:text-properties fo:color="#ff4000" loext:opacity="100%"/>
    </style:style>
    <style:style style:name="P13" style:family="paragraph">
      <style:paragraph-properties fo:text-align="center" style:writing-mode="lr-tb"/>
      <style:text-properties fo:color="#ff4000" loext:opacity="100%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800080" loext:opacity="100%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55215b" loext:opacity="100%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5eb91e" loext:opacity="100%" fo:font-size="21pt" fo:font-weight="bold" style:font-size-asian="21pt" style:font-weight-asian="bold" style:font-size-complex="21pt" style:font-weight-complex="bold"/>
    </style:style>
    <style:style style:name="T2" style:family="text">
      <style:text-properties fo:color="#7fff00" loext:opacity="100%" fo:font-size="22pt" fo:font-weight="bold" fo:background-color="#ffffff" style:font-size-asian="22pt" style:font-weight-asian="bold" style:font-size-complex="22pt" style:font-weight-complex="bold"/>
    </style:style>
    <style:style style:name="T3" style:family="text">
      <style:text-properties fo:color="#ff00ff" loext:opacity="100%"/>
    </style:style>
    <style:style style:name="T4" style:family="text">
      <style:text-properties fo:color="#4709f7" loext:opacity="100%"/>
    </style:style>
    <style:style style:name="T5" style:family="text">
      <style:text-properties fo:color="#8b4513" loext:opacity="100%" fo:font-weight="bold" style:font-weight-asian="bold" style:font-weight-complex="bold"/>
    </style:style>
    <style:style style:name="T6" style:family="text">
      <style:text-properties fo:color="#ff1493" loext:opacity="100%"/>
    </style:style>
    <style:style style:name="T7" style:family="text">
      <style:text-properties fo:color="#9202d8" loext:opacity="100%" fo:font-size="13pt" style:font-size-asian="13pt" style:font-size-complex="13pt"/>
    </style:style>
    <style:style style:name="T8" style:family="text">
      <style:text-properties fo:color="#fb4000" loext:opacity="100%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00ff" loext:opacity="100%" fo:font-weight="bold" style:font-weight-asian="bold" style:font-weight-complex="bold"/>
    </style:style>
    <style:style style:name="T10" style:family="text">
      <style:text-properties fo:color="#00fa9a" loext:opacity="100%" fo:font-weight="bold" style:font-weight-asian="bold" style:font-weight-complex="bold"/>
    </style:style>
    <style:style style:name="T11" style:family="text">
      <style:text-properties fo:color="#55215b" loext:opacity="100%"/>
    </style:style>
    <style:style style:name="T12" style:family="text">
      <style:text-properties fo:color="#1e90ff" loext:opacity="100%" fo:letter-spacing="-0.03cm"/>
    </style:style>
    <style:style style:name="T13" style:family="text">
      <style:text-properties fo:font-variant="normal" fo:text-transform="none" fo:color="#ff1493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5215b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ff00" loext:opacity="100%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55215b" loext:opacity="100%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ff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style-name="gr1" draw:text-style-name="P1" draw:layer="layout" svg:x1="13cm" svg:y1="2.673cm" svg:x2="13cm" svg:y2="3.5cm">
          <text:p/>
        </draw:line>
        <draw:connector draw:style-name="gr2" draw:text-style-name="P1" draw:layer="layout" draw:type="line" svg:x1="6.5cm" svg:y1="3.5cm" svg:x2="22cm" svg:y2="3.542cm" draw:start-shape="id1" draw:start-glue-point="0" draw:end-shape="id2" draw:end-glue-point="0" svg:d="M6500 3500l15500 42" svg:viewBox="0 0 15501 43">
          <text:p/>
        </draw:connector>
        <draw:line draw:style-name="gr3" draw:text-style-name="P1" xml:id="id1" draw:id="id1" draw:layer="layout" svg:x1="6.5cm" svg:y1="3.5cm" svg:x2="6.5cm" svg:y2="5cm">
          <text:p/>
        </draw:line>
        <draw:connector draw:style-name="gr4" draw:text-style-name="P1" xml:id="id3" draw:id="id3" draw:layer="layout" draw:type="line" svg:x1="3.688cm" svg:y1="7cm" svg:x2="4.604cm" svg:y2="4.979cm" svg:d="M3688 7000l916-2021" svg:viewBox="0 0 917 2022">
          <text:p/>
        </draw:connector>
        <draw:connector draw:style-name="gr4" draw:text-style-name="P1" xml:id="id4" draw:id="id4" draw:layer="layout" draw:type="line" svg:x1="4.604cm" svg:y1="4.979cm" svg:x2="7.604cm" svg:y2="5cm" draw:start-shape="id3" draw:start-glue-point="3" svg:d="M4604 4979l3000 21" svg:viewBox="0 0 3001 22">
          <text:p/>
        </draw:connector>
        <draw:connector draw:style-name="gr4" draw:text-style-name="P1" xml:id="id5" draw:id="id5" draw:layer="layout" draw:type="line" svg:x1="3.688cm" svg:y1="7cm" svg:x2="9cm" svg:y2="6.979cm" draw:start-shape="id3" draw:start-glue-point="2" svg:d="M3688 7000l5312-21" svg:viewBox="0 0 5313 22">
          <text:p/>
        </draw:connector>
        <draw:connector draw:style-name="gr4" draw:text-style-name="P1" draw:layer="layout" draw:type="line" svg:x1="7.604cm" svg:y1="5cm" svg:x2="9cm" svg:y2="6.979cm" draw:start-shape="id4" draw:start-glue-point="3" draw:end-shape="id5" draw:end-glue-point="3" svg:d="M7604 5000l1396 1979" svg:viewBox="0 0 1397 1980">
          <text:p/>
        </draw:connector>
        <draw:frame draw:style-name="gr5" draw:text-style-name="P3" draw:layer="layout" svg:width="3.508cm" svg:height="1.077cm" svg:x="4.492cm" svg:y="5.517cm">
          <draw:text-box>
            <text:p text:style-name="P2"><text:span text:style-name="T1">Trapezio</text:span></text:p>
          </draw:text-box>
        </draw:frame>
        <draw:line draw:style-name="gr6" draw:text-style-name="P1" xml:id="id2" draw:id="id2" draw:layer="layout" svg:x1="22cm" svg:y1="3.542cm" svg:x2="22cm" svg:y2="5.084cm">
          <text:p/>
        </draw:line>
        <draw:custom-shape draw:style-name="gr7" draw:text-style-name="P5" draw:layer="layout" svg:width="8.5cm" svg:height="2cm" svg:x="18cm" svg:y="5cm">
          <text:p text:style-name="P4"><text:span text:style-name="T2">Parallelogramm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4022.209151864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6.5cm" svg:height="1cm" svg:x="19cm" svg:y="7cm">
          <draw:text-box>
            <text:p text:style-name="P6"><text:span text:style-name="T3">Ha lati 2 a 2 paralleli</text:span></text:p>
          </draw:text-box>
        </draw:frame>
        <draw:connector draw:style-name="gr2" draw:text-style-name="P1" draw:layer="layout" draw:type="line" svg:x1="2.5cm" svg:y1="7.855cm" svg:x2="11cm" svg:y2="7.896cm" draw:start-shape="id6" draw:start-glue-point="0" draw:end-shape="id7" draw:end-glue-point="0" svg:d="M2500 7855l8500 41" svg:viewBox="0 0 8501 42">
          <text:p/>
        </draw:connector>
        <draw:line draw:style-name="gr9" draw:text-style-name="P1" draw:layer="layout" svg:x1="6.5cm" svg:y1="7cm" svg:x2="6.5cm" svg:y2="7.834cm">
          <text:p/>
        </draw:line>
        <draw:line draw:style-name="gr10" draw:text-style-name="P1" xml:id="id6" draw:id="id6" draw:layer="layout" svg:x1="2.5cm" svg:y1="7.855cm" svg:x2="2.5cm" svg:y2="9cm">
          <text:p/>
        </draw:line>
        <draw:custom-shape draw:style-name="gr11" draw:text-style-name="P8" draw:layer="layout" svg:width="3.5cm" svg:height="1.5cm" svg:x="1cm" svg:y="9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10" draw:layer="layout" svg:width="3cm" svg:height="1cm" svg:x="1.5cm" svg:y="9.5cm">
          <draw:text-box>
            <text:p text:style-name="P9"><text:span text:style-name="T4">Isoscele</text:span></text:p>
          </draw:text-box>
        </draw:frame>
        <draw:custom-shape draw:style-name="gr12" draw:text-style-name="P11" draw:layer="layout" svg:width="7cm" svg:height="2cm" svg:x="20cm" svg:y="9.5cm">
          <text:p/>
          <draw:enhanced-geometry svg:viewBox="0 0 21600 21600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1" xml:id="id8" draw:id="id8" draw:layer="layout" draw:type="line" svg:x1="4.958cm" svg:y1="8.834cm" svg:x2="5cm" svg:y2="10.5cm" svg:d="M4958 8834l42 1666" svg:viewBox="0 0 43 1667">
          <text:p/>
        </draw:connector>
        <draw:connector draw:style-name="gr13" draw:text-style-name="P1" xml:id="id9" draw:id="id9" draw:layer="layout" draw:type="line" svg:x1="4.958cm" svg:y1="8.834cm" svg:x2="7.604cm" svg:y2="8.875cm" draw:start-shape="id8" draw:start-glue-point="2" svg:d="M4958 8834l2646 41" svg:viewBox="0 0 2647 42">
          <text:p/>
        </draw:connector>
        <draw:connector draw:style-name="gr13" draw:text-style-name="P1" xml:id="id10" draw:id="id10" draw:layer="layout" draw:type="line" svg:x1="5cm" svg:y1="10.5cm" svg:x2="9cm" svg:y2="10.5cm" draw:start-shape="id8" draw:start-glue-point="3" svg:d="M5000 10500h4000" svg:viewBox="0 0 4001 1">
          <text:p/>
        </draw:connector>
        <draw:connector draw:style-name="gr13" draw:text-style-name="P1" draw:layer="layout" draw:type="line" svg:x1="7.604cm" svg:y1="8.875cm" svg:x2="9cm" svg:y2="10.5cm" draw:start-shape="id9" draw:start-glue-point="3" draw:end-shape="id10" draw:end-glue-point="3" svg:d="M7604 8875l1396 1625" svg:viewBox="0 0 1397 1626">
          <text:p/>
        </draw:connector>
        <draw:connector draw:style-name="gr14" draw:text-style-name="P1" xml:id="id13" draw:id="id13" draw:layer="layout" draw:type="line" svg:x1="9.292cm" svg:y1="10.5cm" svg:x2="9.79cm" svg:y2="8.874cm" draw:end-shape="id11" draw:end-glue-point="2" svg:d="M9292 10500l498-1626" svg:viewBox="0 0 499 1627">
          <text:p/>
        </draw:connector>
        <draw:connector draw:style-name="gr14" draw:text-style-name="P1" xml:id="id11" draw:id="id11" draw:layer="layout" draw:type="line" svg:x1="9.79cm" svg:y1="8.874cm" svg:x2="12.293cm" svg:y2="8.874cm" draw:end-shape="id12" draw:end-glue-point="2" svg:d="M9790 8874h2503" svg:viewBox="0 0 2504 1">
          <text:p/>
        </draw:connector>
        <draw:connector draw:style-name="gr14" draw:text-style-name="P1" draw:layer="layout" draw:type="line" svg:x1="9.292cm" svg:y1="10.5cm" svg:x2="14.268cm" svg:y2="10.502cm" draw:start-shape="id13" draw:start-glue-point="2" draw:end-shape="id12" draw:end-glue-point="3" svg:d="M9292 10500l4976 2" svg:viewBox="0 0 4977 3">
          <text:p/>
        </draw:connector>
        <draw:connector draw:style-name="gr14" draw:text-style-name="P1" xml:id="id12" draw:id="id12" draw:layer="layout" draw:type="line" svg:x1="12.293cm" svg:y1="8.874cm" svg:x2="14.268cm" svg:y2="10.502cm" svg:d="M12293 8874l1975 1628" svg:viewBox="0 0 1976 1629">
          <text:p/>
        </draw:connector>
        <draw:line draw:style-name="gr15" draw:text-style-name="P1" xml:id="id7" draw:id="id7" draw:layer="layout" svg:x1="11cm" svg:y1="7.896cm" svg:x2="11cm" svg:y2="8.874cm">
          <text:p/>
        </draw:line>
        <draw:line draw:style-name="gr16" draw:text-style-name="P1" draw:layer="layout" svg:x1="6.5cm" svg:y1="7.896cm" svg:x2="6.5cm" svg:y2="8.916cm">
          <text:p/>
        </draw:line>
        <draw:line draw:style-name="gr17" draw:text-style-name="P1" draw:layer="layout" svg:x1="22cm" svg:y1="7cm" svg:x2="22cm" svg:y2="8.417cm">
          <text:p/>
        </draw:line>
        <draw:connector draw:style-name="gr2" draw:text-style-name="P1" draw:layer="layout" draw:type="line" svg:x1="24.607cm" svg:y1="8.446cm" svg:x2="16.5cm" svg:y2="8.417cm" draw:end-shape="id14" draw:end-glue-point="0" svg:d="M24607 8446l-8107-29" svg:viewBox="0 0 8108 30">
          <text:p/>
        </draw:connector>
        <draw:line draw:style-name="gr18" draw:text-style-name="P1" xml:id="id14" draw:id="id14" draw:layer="layout" svg:x1="16.5cm" svg:y1="8.417cm" svg:x2="16.5cm" svg:y2="9.646cm">
          <text:p/>
        </draw:line>
        <draw:custom-shape draw:style-name="gr19" draw:text-style-name="P13" draw:layer="layout" svg:width="5cm" svg:height="4cm" svg:x="14cm" svg:y="9.5cm">
          <text:p text:style-name="P12"><text:span text:style-name="T5">Rombo</text:span><text:span text:style-name="T6"> </text:span></text:p>
          <text:p text:style-name="P12"><text:span text:style-name="T7">(un parallelogramma </text:span></text:p>
          <text:p text:style-name="P12"><text:span text:style-name="T7">con tutti uguali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24.5cm" svg:y1="8.521cm" svg:x2="24.5cm" svg:y2="9.5cm">
          <text:p/>
        </draw:line>
        <draw:line draw:style-name="gr21" draw:text-style-name="P1" draw:layer="layout" svg:x1="24cm" svg:y1="11.5cm" svg:x2="24cm" svg:y2="12.5cm">
          <text:p/>
        </draw:line>
        <draw:custom-shape draw:style-name="gr22" draw:text-style-name="P14" draw:layer="layout" svg:width="2.5cm" svg:height="2.5cm" svg:x="22.5cm" svg:y="1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9cm" svg:height="2cm" svg:x="8.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6" draw:layer="layout" svg:width="7.436cm" svg:height="1.906cm" svg:x="9.564cm" svg:y="1cm">
          <draw:text-box>
            <text:p><text:span text:style-name="T8">Quadrilateri</text:span></text:p>
            <text:p><text:span text:style-name="T9">( è un poligono a 4 lati)</text:span></text:p>
          </draw:text-box>
        </draw:frame>
        <draw:frame draw:style-name="gr25" draw:text-style-name="P17" draw:layer="layout" svg:width="4.657cm" svg:height="1.673cm" svg:x="9cm" svg:y="9cm">
          <draw:text-box>
            <text:p><text:span text:style-name="T10">Scaleno </text:span></text:p>
            <text:p><text:span text:style-name="T11"><text:s/></text:span><text:span text:style-name="T12">tutti 4 lati diversi</text:span></text:p>
          </draw:text-box>
        </draw:frame>
        <draw:frame draw:style-name="gr26" draw:text-style-name="P19" draw:layer="layout" svg:width="8.415cm" svg:height="2.132cm" draw:transform="rotate (-0.0122173047639607) translate (20.026cm 9.265cm)">
          <draw:text-box>
            <text:p text:style-name="P18"><text:span text:style-name="T13">Rettangolo</text:span><text:span text:style-name="T14">=</text:span><text:span text:style-name="T15">Parallelo-</text:span></text:p>
            <text:p text:style-name="P18"><text:span text:style-name="T15">gramma</text:span><text:span text:style-name="T16"> lati opposti </text:span></text:p>
            <text:p text:style-name="P18"><text:span text:style-name="T16">uguali </text:span><text:span text:style-name="T17">angoli interni retti</text:span><text:span text:style-name="T16"> 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7T20:43:43.800000000</meta:creation-date>
    <meta:editing-duration>PT38M5S</meta:editing-duration>
    <meta:editing-cycles>15</meta:editing-cycles>
    <meta:generator>LibreOffice/7.6.2.1$Windows_X86_64 LibreOffice_project/56f7684011345957bbf33a7ee678afaf4d2ba333</meta:generator>
    <dc:title>Blueprint Plans</dc:title>
    <dc:date>2023-10-28T09:52:57.892000000</dc:date>
    <meta:document-statistic meta:object-count="94"/>
  </office:meta>
</office:document-meta>
</file>